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6cm" fo:min-width="4.1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fo:min-height="0.629cm"/>
      <style:paragraph-properties style:writing-mode="lr-tb"/>
    </style:style>
    <style:style style:name="gr6" style:family="graphic" style:parent-style-name="standard">
      <style:graphic-properties draw:stroke="none" draw:fill="none" fo:min-height="1.443cm"/>
      <style:paragraph-properties style:writing-mode="lr-tb"/>
    </style:style>
    <style:style style:name="gr7" style:family="graphic" style:parent-style-name="standard">
      <style:graphic-properties draw:stroke="none" draw:fill="none" fo:min-height="2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Wael atalla 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Task 4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sk 4 _2.1</text:p>
          </draw:text-box>
        </draw:frame>
        <draw:custom-shape draw:style-name="gr2" draw:text-style-name="P4" draw:layer="layout" svg:width="6.604cm" svg:height="6.858cm" svg:x="1.524cm" svg:y="5.334cm">
          <text:p text:style-name="P4">Publisher enco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604cm" svg:height="6.858cm" svg:x="17.272cm" svg:y="5.08cm">
          <text:p text:style-name="P4">Velocity nod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128cm" svg:y1="8.636cm" svg:x2="17.272cm" svg:y2="8.636cm">
          <text:p/>
        </draw:line>
        <draw:frame draw:style-name="gr4" draw:text-style-name="P6" draw:layer="layout" svg:width="21.844cm" svg:height="2.384cm" svg:x="2.54cm" svg:y="16.764cm">
          <draw:text-box>
            <text:p>Let’s say the robot moves and publishes the encoder data over the Velocity node.</text:p>
            <text:p/>
          </draw:text-box>
        </draw:frame>
        <draw:frame draw:style-name="gr5" draw:text-style-name="P7" draw:layer="layout" svg:width="7.335cm" svg:height="0.879cm" svg:x="8.921cm" svg:y="7.503cm">
          <draw:text-box>
            <text:p><text:span text:style-name="T1">nav_msgs/Odometry.msg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sk 4 _2.2</text:p>
          </draw:text-box>
        </draw:frame>
        <draw:line draw:style-name="gr3" draw:text-style-name="P5" draw:layer="layout" svg:x1="8.128cm" svg:y1="8.636cm" svg:x2="17.272cm" svg:y2="8.636cm">
          <text:p/>
        </draw:line>
        <draw:custom-shape draw:style-name="gr2" draw:text-style-name="P4" draw:layer="layout" svg:width="6.604cm" svg:height="6.858cm" svg:x="1.524cm" svg:y="5.334cm">
          <text:p text:style-name="P4">Lider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604cm" svg:height="6.858cm" svg:x="17.272cm" svg:y="5.08cm">
          <text:p text:style-name="P4">Slam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10.167cm" svg:height="1.693cm" svg:x="7.62cm" svg:y="6.858cm">
          <draw:text-box>
            <text:p text:style-name="P8">File:Â sensor_msgs/LaserScan.msg</text:p>
            <text:p text:style-name="P9"/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sk 4 _2.3</text:p>
          </draw:text-box>
        </draw:frame>
        <draw:line draw:style-name="gr3" draw:text-style-name="P5" draw:layer="layout" svg:x1="8.128cm" svg:y1="8.636cm" svg:x2="17.272cm" svg:y2="8.636cm">
          <text:p/>
        </draw:line>
        <draw:custom-shape draw:style-name="gr2" draw:text-style-name="P4" draw:layer="layout" svg:width="6.604cm" svg:height="6.858cm" svg:x="1.524cm" svg:y="5.334cm">
          <text:p text:style-name="P4">Rgb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604cm" svg:height="6.858cm" svg:x="17.272cm" svg:y="5.08cm">
          <text:p text:style-name="P4">Localization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7.335cm" svg:height="0.879cm" svg:x="9.175cm" svg:y="7.503cm">
          <draw:text-box>
            <text:p><text:span text:style-name="T1">nav_msgs/Odometry.msg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sk 4 _2.4</text:p>
          </draw:text-box>
        </draw:frame>
        <draw:line draw:style-name="gr3" draw:text-style-name="P5" draw:layer="layout" svg:x1="8.128cm" svg:y1="8.636cm" svg:x2="17.272cm" svg:y2="8.636cm">
          <text:p/>
        </draw:line>
        <draw:custom-shape draw:style-name="gr2" draw:text-style-name="P4" draw:layer="layout" svg:width="6.604cm" svg:height="6.858cm" svg:x="1.524cm" svg:y="5.334cm">
          <text:p text:style-name="P4">I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604cm" svg:height="6.858cm" svg:x="17.272cm" svg:y="5.08cm">
          <text:p text:style-name="P4">pose estimat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604cm" svg:height="6.858cm" svg:x="16.93cm" svg:y="12.207cm">
          <text:p text:style-name="P4">Local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128cm" svg:y1="8.636cm" svg:x2="17.018cm" svg:y2="14.986cm">
          <text:p/>
        </draw:line>
        <draw:frame draw:style-name="gr6" draw:text-style-name="P10" draw:layer="layout" svg:width="7.631cm" svg:height="1.693cm" svg:x="8.879cm" svg:y="6.943cm">
          <draw:text-box>
            <text:p text:style-name="P8">geometry_msgs/Pose.msg</text:p>
            <text:p text:style-name="P9"/>
          </draw:text-box>
        </draw:frame>
        <draw:frame draw:style-name="gr7" draw:text-style-name="P10" draw:layer="layout" svg:width="8.128cm" svg:height="2.963cm" svg:x="8.382cm" svg:y="10.922cm">
          <draw:text-box>
            <text:p text:style-name="P8">nav_msgs/Odometry.msg</text:p>
            <text:p text:style-name="P9"/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sk 4 _4</text:p>
          </draw:text-box>
        </draw:frame>
        <draw:line draw:style-name="gr3" draw:text-style-name="P5" draw:layer="layout" svg:x1="7.62cm" svg:y1="7.112cm" svg:x2="17.526cm" svg:y2="7.112cm">
          <text:p/>
        </draw:line>
        <draw:custom-shape draw:style-name="gr2" draw:text-style-name="P4" draw:layer="layout" svg:width="6.604cm" svg:height="6.858cm" svg:x="1.524cm" svg:y="5.334cm">
          <text:p text:style-name="P4">Service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604cm" svg:height="6.858cm" svg:x="17.272cm" svg:y="5.08cm">
          <text:p text:style-name="P4">Service respons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7.526cm" svg:y1="9.906cm" svg:x2="7.874cm" svg:y2="9.906cm">
          <text:p/>
        </draw:line>
        <draw:frame draw:style-name="gr8" draw:text-style-name="P6" draw:layer="layout" svg:width="4.572cm" svg:height="1.673cm" svg:x="9.398cm" svg:y="6.35cm">
          <draw:text-box>
            <text:p>Request </text:p>
          </draw:text-box>
        </draw:frame>
        <draw:frame draw:style-name="gr8" draw:text-style-name="P6" draw:layer="layout" svg:width="4.572cm" svg:height="1.673cm" svg:x="9.144cm" svg:y="9.906cm">
          <draw:text-box>
            <text:p>Response</text:p>
            <text:p/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3:08:26.179131987</meta:creation-date>
    <meta:editing-duration>PT9M51S</meta:editing-duration>
    <meta:editing-cycles>2</meta:editing-cycles>
    <meta:generator>LibreOffice/6.4.7.2$Linux_X86_64 LibreOffice_project/40$Build-2</meta:generator>
    <dc:title>Blueprint Plans</dc:title>
    <dc:date>2022-10-26T14:28:37.405443715</dc:date>
    <meta:document-statistic meta:object-count="77"/>
  </office:meta>
</office:document-meta>
</file>